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cm" fo:margin-bottom="0.499cm" style:contextual-spacing="false"/>
    </style:style>
    <style:style style:name="P2" style:family="paragraph" style:parent-style-name="Preformatted_20_Text">
      <style:text-properties fo:color="#0090d3" loext:opacity="100%"/>
    </style:style>
    <style:style style:name="P3" style:family="paragraph" style:parent-style-name="Text_20_body">
      <style:paragraph-properties fo:text-align="justify" style:justify-single-word="false"/>
    </style:style>
    <style:style style:name="P4" style:family="paragraph" style:parent-style-name="Text_20_body" style:list-style-name="L1">
      <style:paragraph-properties fo:margin-top="0cm" fo:margin-bottom="0cm" style:contextual-spacing="false" fo:text-align="justify" style:justify-single-word="false"/>
    </style:style>
    <style:style style:name="P5" style:family="paragraph" style:parent-style-name="Text_20_body" style:list-style-name="L1">
      <style:paragraph-properties fo:text-align="justify" style:justify-single-word="false"/>
    </style:style>
    <style:style style:name="T1" style:family="text">
      <style:text-properties fo:color="#0090d3" loext:opacity="100%"/>
    </style:style>
    <style:style style:name="T2" style:family="text">
      <style:text-properties fo:color="#0090d3" loext:opacity="100%" fo:language="es" fo:country="ES"/>
    </style:style>
    <style:style style:name="T3" style:family="text">
      <style:text-properties fo:color="#008000" loext:opacity="100%"/>
    </style:style>
    <style:style style:name="T4" style:family="text">
      <style:text-properties fo:color="#008000" loext:opacity="100%" fo:language="es" fo:country="ES"/>
    </style:style>
    <style:style style:name="T5" style:family="text">
      <style:text-properties fo:color="#008000" loext:opacity="100%" fo:language="es" fo:country="ES" officeooo:rsid="001d3b70"/>
    </style:style>
    <style:style style:name="T6" style:family="text">
      <style:text-properties fo:color="#008000" loext:opacity="100%" officeooo:rsid="001d3b70"/>
    </style:style>
    <style:style style:name="T7" style:family="text">
      <style:text-properties fo:color="#000080" loext:opacity="100%" fo:language="es" fo:country="ES"/>
    </style:style>
    <style:style style:name="T8" style:family="text">
      <style:text-properties fo:language="es" fo:country="ES"/>
    </style:style>
    <style:style style:name="T9" style:family="text">
      <style:text-properties fo:color="#ff00ff" loext:opacity="100%"/>
    </style:style>
    <style:style style:name="T10" style:family="text">
      <style:text-properties fo:color="#ff00ff" loext:opacity="100%" fo:language="es" fo:country="ES"/>
    </style:style>
    <style:style style:name="T11" style:family="text">
      <style:text-properties fo:color="#999999" loext:opacity="100%" fo:language="es" fo:country="ES"/>
    </style:style>
    <style:style style:name="T12" style:family="text">
      <style:text-properties fo:color="#ff0000" loext:opacity="100%"/>
    </style:style>
    <style:style style:name="T13" style:family="text">
      <style:text-properties fo:color="#ff0000" loext:opacity="100%" fo:language="es" fo:country="ES"/>
    </style:style>
    <style:style style:name="T14" style:family="text">
      <style:text-properties fo:color="#ff6600" loext:opacity="100%"/>
    </style:style>
    <style:style style:name="T15" style:family="text">
      <style:text-properties fo:color="#cc99ff" loext:opacity="100%"/>
    </style:style>
    <style:style style:name="T16" style:family="text">
      <style:text-properties fo:color="#cc99ff" loext:opacity="100%" fo:language="es" fo:country="ES"/>
    </style:style>
    <style:style style:name="T17" style:family="text">
      <style:text-properties fo:color="#00ff00" loext:opacity="100%"/>
    </style:style>
    <style:style style:name="T18" style:family="text">
      <style:text-properties fo:color="#00ff00" loext:opacity="100%" fo:language="es" fo:country="ES"/>
    </style:style>
    <style:style style:name="T19" style:family="text">
      <style:text-properties fo:color="#800080" loext:opacity="100%"/>
    </style:style>
    <style:style style:name="T20" style:family="text">
      <style:text-properties fo:color="#800080" loext:opacity="100%" fo:language="es" fo:country="ES"/>
    </style:style>
    <style:style style:name="T21" style:family="text">
      <style:text-properties fo:color="#decd35" loext:opacity="100%"/>
    </style:style>
    <style:style style:name="T22" style:family="text">
      <style:text-properties fo:color="#decd35" loext:opacity="100%" fo:language="es" fo:country="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QUÉ HACE EXACTAMENTE LA UTILIDAD CUT?</text:h>
      <text:p text:style-name="P3">La utilidad cut es bastante más simple de usar que sed y awk, pero a pesar de esto es tremendamente útil. Su principal utilidad es la de borrar secciones, campos o caracteres de la salida de un comando o de cada una de las líneas de un fichero de texto.</text:p>
      <text:h text:style-name="Heading_20_2" text:outline-level="2">EJEMPLOS DE USO DE LA UTILIDAD CUT</text:h>
      <text:p text:style-name="P3">A continuación verán una serie de ejemplos que les serán útiles para comprender y sacar partido a la utilidad cut.</text:p>
      <text:h text:style-name="Heading_20_3" text:outline-level="3">Mostrar los caracteres que nos interesen en una línea de texto o en un conjunto de líneas</text:h>
      <text:p text:style-name="P3"><text:span text:style-name="Strong_20_Emphasis">Nota:</text:span> Una letra acentuada se consideran 2 caracteres.</text:p>
      <text:p text:style-name="P3">Imaginemos que tenemos un fichero de texto con el nombre <text:span text:style-name="Source_20_Text"><text:span text:style-name="T6">adams.</text:span></text:span><text:span text:style-name="Source_20_Text"><text:span text:style-name="T3">txt</text:span></text:span> que tiene el siguiente contenido:</text:p>
      <text:p text:style-name="Preformatted_20_Text"><text:span text:style-name="Source_20_Text"><text:span text:style-name="T7">la utilidad cut</text:span></text:span></text:p>
      <text:p text:style-name="P1"><text:span text:style-name="Source_20_Text"><text:span text:style-name="T7">es fácil de usar y es útil</text:span></text:span></text:p>
      <text:p text:style-name="P3">Si únicamente queremos mostrar el cuarto carácter de cada una de las líneas lo haremos con la opción <text:span text:style-name="Source_20_Text"><text:span text:style-name="T9">-c 4</text:span></text:span>.</text:p>
      <text:p text:style-name="Preformatted_20_Text"><text:span text:style-name="Source_20_Text"><text:span text:style-name="T11">$</text:span></text:span><text:span text:style-name="Source_20_Text"><text:span text:style-name="T2"> cut </text:span></text:span><text:span text:style-name="Source_20_Text"><text:span text:style-name="T10">-c 4</text:span></text:span><text:span text:style-name="Source_20_Text"><text:span text:style-name="T2"> </text:span></text:span><text:span text:style-name="Source_20_Text"><text:span text:style-name="T4">a</text:span></text:span><text:span text:style-name="Source_20_Text"><text:span text:style-name="T5">dams</text:span></text:span><text:span text:style-name="Source_20_Text"><text:span text:style-name="T4">.txt</text:span></text:span></text:p>
      <text:p text:style-name="Preformatted_20_Text"><text:span text:style-name="Source_20_Text"><text:span text:style-name="T7">u</text:span></text:span></text:p>
      <text:p text:style-name="P1"><text:span text:style-name="Source_20_Text"><text:span text:style-name="T7">f</text:span></text:span></text:p>
      <text:p text:style-name="P3">Si queremos mostrar los caracteres <text:span text:style-name="T9">1</text:span> y <text:span text:style-name="T9">2</text:span> lo podemos hacer del siguiente modo:</text:p>
      <text:p text:style-name="Preformatted_20_Text"><text:span text:style-name="Source_20_Text"><text:span text:style-name="T11">$</text:span></text:span><text:span text:style-name="Source_20_Text"><text:span text:style-name="T2"> cut </text:span></text:span><text:span text:style-name="Source_20_Text"><text:span text:style-name="T10">-c 1,2</text:span></text:span><text:span text:style-name="Source_20_Text"><text:span text:style-name="T2"> </text:span></text:span><text:span text:style-name="Source_20_Text"><text:span text:style-name="T4">ad</text:span></text:span><text:span text:style-name="Source_20_Text"><text:span text:style-name="T5">ams</text:span></text:span><text:span text:style-name="Source_20_Text"><text:span text:style-name="T4">.txt</text:span></text:span></text:p>
      <text:p text:style-name="Preformatted_20_Text"><text:span text:style-name="Source_20_Text"><text:span text:style-name="T7">la</text:span></text:span></text:p>
      <text:p text:style-name="P1"><text:span text:style-name="Source_20_Text"><text:span text:style-name="T7">es</text:span></text:span></text:p>
      <text:p text:style-name="P3">Para mostrar los 2 últimos caracteres de cada línea lo podríamos realizar de la siguiente forma:</text:p>
      <text:p text:style-name="Preformatted_20_Text"><text:span text:style-name="Source_20_Text"><text:span text:style-name="T11">$</text:span></text:span><text:span text:style-name="Source_20_Text"><text:span text:style-name="T2"> cat </text:span></text:span><text:span text:style-name="Source_20_Text"><text:span text:style-name="T4">ad</text:span></text:span><text:span text:style-name="Source_20_Text"><text:span text:style-name="T5">ams</text:span></text:span><text:span text:style-name="Source_20_Text"><text:span text:style-name="T4">.txt</text:span></text:span><text:span text:style-name="Source_20_Text"><text:span text:style-name="T2"> | rev | cut </text:span></text:span><text:span text:style-name="Source_20_Text"><text:span text:style-name="T10">-c 1,2</text:span></text:span><text:span text:style-name="Source_20_Text"><text:span text:style-name="T2"> | rev</text:span></text:span></text:p>
      <text:p text:style-name="Preformatted_20_Text"><text:span text:style-name="Source_20_Text"><text:span text:style-name="T7">ut</text:span></text:span></text:p>
      <text:p text:style-name="P1"><text:span text:style-name="Source_20_Text"><text:span text:style-name="T7">il</text:span></text:span></text:p>
      <text:p text:style-name="P3">Si ahora queremos mostrar los caracteres del <text:span text:style-name="T9">2</text:span> al <text:span text:style-name="T9">6</text:span>:</text:p>
      <text:p text:style-name="Preformatted_20_Text"><text:span text:style-name="Source_20_Text"><text:span text:style-name="T11">$</text:span></text:span><text:span text:style-name="Source_20_Text"><text:span text:style-name="T2"> cut </text:span></text:span><text:span text:style-name="Source_20_Text"><text:span text:style-name="T10">-c 2-6</text:span></text:span><text:span text:style-name="Source_20_Text"><text:span text:style-name="T2"> </text:span></text:span><text:span text:style-name="Source_20_Text"><text:span text:style-name="T4">ad</text:span></text:span><text:span text:style-name="Source_20_Text"><text:span text:style-name="T5">ams</text:span></text:span><text:span text:style-name="Source_20_Text"><text:span text:style-name="T4">.txt</text:span></text:span></text:p>
      <text:p text:style-name="Preformatted_20_Text"><text:span text:style-name="Source_20_Text"><text:span text:style-name="T7">a uti</text:span></text:span></text:p>
      <text:p text:style-name="P1"><text:span text:style-name="Source_20_Text"><text:span text:style-name="T7">s fá</text:span></text:span></text:p>
      <text:p text:style-name="P3">Si finalmente queremos mostrar los caracteres <text:span text:style-name="T9">1</text:span>,<text:span text:style-name="T9">2</text:span>,<text:span text:style-name="T9">3</text:span> y <text:span text:style-name="T9">5</text:span>,<text:span text:style-name="T9">6</text:span>,<text:span text:style-name="T9">7</text:span> y <text:span text:style-name="T9">8</text:span> de cada una de las líneas de un fichero de texto:</text:p>
      <text:p text:style-name="Preformatted_20_Text"><text:span text:style-name="Source_20_Text"><text:span text:style-name="T11">$</text:span></text:span><text:span text:style-name="Source_20_Text"><text:span text:style-name="T2"> cut </text:span></text:span><text:span text:style-name="Source_20_Text"><text:span text:style-name="T10">-c 1-3,5-8</text:span></text:span><text:span text:style-name="Source_20_Text"><text:span text:style-name="T2"> </text:span></text:span><text:span text:style-name="Source_20_Text"><text:span text:style-name="T4">ad</text:span></text:span><text:span text:style-name="Source_20_Text"><text:span text:style-name="T5">ams</text:span></text:span><text:span text:style-name="Source_20_Text"><text:span text:style-name="T4">.txt</text:span></text:span></text:p>
      <text:p text:style-name="Preformatted_20_Text"><text:span text:style-name="Source_20_Text"><text:span text:style-name="T7">la tili</text:span></text:span></text:p>
      <text:p text:style-name="P1"><text:span text:style-name="Source_20_Text"><text:span text:style-name="T7">es áci</text:span></text:span></text:p>
      <text:p text:style-name="P3"><text:soft-page-break/>Cut también ofrece la posibilidad de seleccionar un carácter inicial y seleccionar el resto de caracteres hasta el final. Por ejemplo para seleccionar el texto a partir del carácter <text:span text:style-name="T9">5</text:span> hasta el final usaremos la opción <text:span text:style-name="Source_20_Text"><text:span text:style-name="T9">-c 5-</text:span></text:span> del siguiente modo:</text:p>
      <text:p text:style-name="Preformatted_20_Text"><text:span text:style-name="Source_20_Text"><text:span text:style-name="T11">$</text:span></text:span><text:span text:style-name="Source_20_Text"><text:span text:style-name="T2"> cut </text:span></text:span><text:span text:style-name="Source_20_Text"><text:span text:style-name="T10">-c 5-</text:span></text:span><text:span text:style-name="Source_20_Text"><text:span text:style-name="T2"> </text:span></text:span><text:span text:style-name="Source_20_Text"><text:span text:style-name="T4">ad</text:span></text:span><text:span text:style-name="Source_20_Text"><text:span text:style-name="T5">ams</text:span></text:span><text:span text:style-name="Source_20_Text"><text:span text:style-name="T4">.txt</text:span></text:span><text:span text:style-name="Source_20_Text"><text:span text:style-name="T2"> </text:span></text:span></text:p>
      <text:p text:style-name="Preformatted_20_Text"><text:span text:style-name="Source_20_Text"><text:span text:style-name="T7">tilidad cut</text:span></text:span></text:p>
      <text:p text:style-name="P1"><text:span text:style-name="Source_20_Text"><text:span text:style-name="T7">ácil de usar y es útil</text:span></text:span></text:p>
      <text:p text:style-name="P3"><text:span text:style-name="Strong_20_Emphasis">Nota:</text:span> El comando que acabamos de ver es equivalente a realizar <text:span text:style-name="Source_20_Text"><text:span text:style-name="T1">cut </text:span></text:span><text:span text:style-name="Source_20_Text"><text:span text:style-name="T9">-c 4-28</text:span></text:span><text:span text:style-name="Source_20_Text"><text:span text:style-name="T1"> </text:span></text:span><text:span text:style-name="Source_20_Text"><text:span text:style-name="T3">ad</text:span></text:span><text:span text:style-name="Source_20_Text"><text:span text:style-name="T6">ams</text:span></text:span><text:span text:style-name="Source_20_Text"><text:span text:style-name="T3">.txt</text:span></text:span></text:p>
      <text:p text:style-name="P3">O también permite seleccionar un carácter final y seleccionar el resto de caracteres hasta el inicio de la frase o fichero. Por lo tanto para mostrar desde el carácter 4 hasta el inicio de la frase lo haremos del siguiente modo:</text:p>
      <text:p text:style-name="Preformatted_20_Text"><text:span text:style-name="Source_20_Text"><text:span text:style-name="T11">$</text:span></text:span><text:span text:style-name="Source_20_Text"><text:span text:style-name="T2"> cut </text:span></text:span><text:span text:style-name="Source_20_Text"><text:span text:style-name="T10">-c -4</text:span></text:span><text:span text:style-name="Source_20_Text"><text:span text:style-name="T2"> </text:span></text:span><text:span text:style-name="Source_20_Text"><text:span text:style-name="T5">a</text:span></text:span><text:span text:style-name="Source_20_Text"><text:span text:style-name="T4">d</text:span></text:span><text:span text:style-name="Source_20_Text"><text:span text:style-name="T5">ams</text:span></text:span><text:span text:style-name="Source_20_Text"><text:span text:style-name="T4">.txt</text:span></text:span></text:p>
      <text:p text:style-name="Preformatted_20_Text"><text:span text:style-name="Source_20_Text"><text:span text:style-name="T7">la u</text:span></text:span></text:p>
      <text:p text:style-name="P1"><text:span text:style-name="Source_20_Text"><text:span text:style-name="T7">es f</text:span></text:span></text:p>
      <text:p text:style-name="P3">Si añadimos la opción <text:span text:style-name="Source_20_Text"><text:span text:style-name="T12">--complement</text:span></text:span> al comando que acabamos de ejecutar invertiremos el resultado de salida. Por lo tanto en vez de obtener desde el carácter 4 hasta el inició obtendremos desde el carácter 4 hasta el final.</text:p>
      <text:p text:style-name="Preformatted_20_Text"><text:span text:style-name="Source_20_Text"><text:span text:style-name="T11">$</text:span></text:span><text:span text:style-name="Source_20_Text"><text:span text:style-name="T2"> cut </text:span></text:span><text:span text:style-name="Source_20_Text"><text:span text:style-name="T13">--complement</text:span></text:span><text:span text:style-name="Source_20_Text"><text:span text:style-name="T2"> </text:span></text:span><text:span text:style-name="Source_20_Text"><text:span text:style-name="T10">-c -4</text:span></text:span><text:span text:style-name="Source_20_Text"><text:span text:style-name="T2"> </text:span></text:span><text:span text:style-name="Source_20_Text"><text:span text:style-name="T4">ad</text:span></text:span><text:span text:style-name="Source_20_Text"><text:span text:style-name="T5">ams</text:span></text:span><text:span text:style-name="Source_20_Text"><text:span text:style-name="T4">.txt</text:span></text:span></text:p>
      <text:p text:style-name="Preformatted_20_Text"><text:span text:style-name="Source_20_Text"><text:span text:style-name="T7">tilidad cut</text:span></text:span></text:p>
      <text:p text:style-name="P1"><text:span text:style-name="Source_20_Text"><text:span text:style-name="T7">ácil de usar y es útil</text:span></text:span></text:p>
      <text:h text:style-name="Heading_20_3" text:outline-level="3">Cambiar el modo en que cut delimita las nuevas líneas</text:h>
      <text:p text:style-name="P3">Si tenemos el archivo de texto <text:span text:style-name="Source_20_Text"><text:span text:style-name="T3">ejemplocut.txt</text:span></text:span> con el siguiente contenido:</text:p>
      <text:p text:style-name="Preformatted_20_Text"><text:span text:style-name="Source_20_Text"><text:span text:style-name="T7">Explicamos el uso del comando</text:span></text:span></text:p>
      <text:p text:style-name="P1"><text:span text:style-name="Source_20_Text"><text:span text:style-name="T7">cut en mi blog</text:span></text:span></text:p>
      <text:p text:style-name="P3">Lo normal y lo que pasa siempre es que cada salto de línea sea una línea nueva. Por lo tanto si queremos mostrar los <text:span text:style-name="T9">13</text:span> primeros caracteres de cada una de las líneas ejecutaré el siguiente comando:</text:p>
      <text:p text:style-name="Preformatted_20_Text"><text:span text:style-name="Source_20_Text"><text:span text:style-name="T11">$</text:span></text:span><text:span text:style-name="Source_20_Text"><text:span text:style-name="T2"> cut </text:span></text:span><text:span text:style-name="Source_20_Text"><text:span text:style-name="T10">-c 1-13</text:span></text:span><text:span text:style-name="Source_20_Text"><text:span text:style-name="T2"> </text:span></text:span><text:span text:style-name="Source_20_Text"><text:span text:style-name="T4">ejemplocut.txt</text:span></text:span></text:p>
      <text:p text:style-name="Preformatted_20_Text"><text:span text:style-name="Source_20_Text"><text:span text:style-name="T7">Explicamos el</text:span></text:span></text:p>
      <text:p text:style-name="P1"><text:span text:style-name="Source_20_Text"><text:span text:style-name="T7">cut en mi blo</text:span></text:span></text:p>
      <text:p text:style-name="P3">Pero si queremos podemos modificar este comportamiento usando el comando cut mediante la opción <text:span text:style-name="Source_20_Text"><text:span text:style-name="T14">-z</text:span></text:span>. La opción <text:span text:style-name="Source_20_Text"><text:span text:style-name="T14">-z</text:span></text:span> hará que cut considere que el final de la línea es el final del fichero. Por lo tanto cuando ejecutemos el comando <text:span text:style-name="Source_20_Text"><text:span text:style-name="T1">cut </text:span></text:span><text:span text:style-name="Source_20_Text"><text:span text:style-name="T14">-z</text:span></text:span><text:span text:style-name="Source_20_Text"><text:span text:style-name="T1"> </text:span></text:span><text:span text:style-name="Source_20_Text"><text:span text:style-name="T9">-c 1-13</text:span></text:span><text:span text:style-name="Source_20_Text"><text:span text:style-name="T1"> </text:span></text:span><text:span text:style-name="Source_20_Text"><text:span text:style-name="T3">ejemplocut.txt</text:span></text:span> obtendremos el siguiente resultado:</text:p>
      <text:p text:style-name="Preformatted_20_Text"><text:span text:style-name="Source_20_Text"><text:span text:style-name="T11">$</text:span></text:span><text:span text:style-name="Source_20_Text"><text:span text:style-name="T2"> cut -z -c 1-13 </text:span></text:span><text:span text:style-name="Source_20_Text"><text:span text:style-name="T4">ejemplocut.txt</text:span></text:span></text:p>
      <text:p text:style-name="P1"><text:span text:style-name="Source_20_Text"><text:span text:style-name="T7">Explicamos el</text:span></text:span></text:p>
      <text:p text:style-name="P3"><text:span text:style-name="Strong_20_Emphasis">Nota:</text:span> Esta opción básicamente hace que todo el fichero de texto se considere una sola línea.</text:p>
      <text:h text:style-name="Heading_20_3" text:outline-level="3"><text:soft-page-break/>Capturar texto a partir de un delimitador y fijando el campo que queremos mostrar</text:h>
      <text:p text:style-name="P3">Cut también permite capturar texto tomando como referencia un delimitador que nosotros podemos fijar. Imaginemos que tenemos el siguiente texto:</text:p>
      <text:p text:style-name="P1"><text:span text:style-name="Source_20_Text"><text:span text:style-name="T7">estoy escribiendo una línea</text:span></text:span></text:p>
      <text:p text:style-name="P3">Si únicamente queremos mostrar la tercera palabra:</text:p>
      <text:list xml:id="list1479561297" text:style-name="L1">
        <text:list-item>
          <text:p text:style-name="P4">Cada palabra esta separada por un espacio. Por lo tanto tendremos que fijar el espacio como delimitador. Para fijar el espacio como delimitador lo haré con la opción <text:span text:style-name="Source_20_Text"><text:span text:style-name="T15">-d ' '</text:span></text:span>. </text:p>
        </text:list-item>
        <text:list-item>
          <text:p text:style-name="P5">A continuación hay que definir la palabra que queremos mostrar. si queremos mostrar la tercera palabra lo haremos con la opción <text:span text:style-name="Source_20_Text"><text:span text:style-name="T17">-f3</text:span></text:span>. La opción <text:span text:style-name="Source_20_Text"><text:span text:style-name="T17">-f3</text:span></text:span> hace que se muestre la palabra que hay entre el segundo y tercer delimitador.</text:p>
        </text:list-item>
      </text:list>
      <text:p text:style-name="P3"><text:span text:style-name="Strong_20_Emphasis">Nota</text:span>: Únicamente podemos usar un carácter como delimitador.</text:p>
      <text:p text:style-name="P3">Un ejemplo de lo que acabamos de explicar es el siguiente:</text:p>
      <text:p text:style-name="Preformatted_20_Text"><text:span text:style-name="Source_20_Text"><text:span text:style-name="T11">$</text:span></text:span><text:span text:style-name="Source_20_Text"><text:span text:style-name="T2"> echo </text:span></text:span><text:span text:style-name="Source_20_Text"><text:span text:style-name="T7">"estoy escribiendo una línea"</text:span></text:span><text:span text:style-name="Source_20_Text"><text:span text:style-name="T2"> | cut </text:span></text:span><text:span text:style-name="Source_20_Text"><text:span text:style-name="T16">-d ' '</text:span></text:span><text:span text:style-name="Source_20_Text"><text:span text:style-name="T2"> </text:span></text:span><text:span text:style-name="Source_20_Text"><text:span text:style-name="T18">-f3</text:span></text:span></text:p>
      <text:p text:style-name="P1"><text:span text:style-name="Source_20_Text"><text:span text:style-name="T2">una</text:span></text:span></text:p>
      <text:p text:style-name="P3">Si en vez de la tercera palabra queremos mostrar la cuarta palabra:</text:p>
      <text:p text:style-name="Preformatted_20_Text"><text:span text:style-name="Source_20_Text"><text:span text:style-name="T11">$</text:span></text:span><text:span text:style-name="Source_20_Text"><text:span text:style-name="T2"> echo </text:span></text:span><text:span text:style-name="Source_20_Text"><text:span text:style-name="T7">"estoy escribiendo una línea"</text:span></text:span><text:span text:style-name="Source_20_Text"><text:span text:style-name="T2"> | cut </text:span></text:span><text:span text:style-name="Source_20_Text"><text:span text:style-name="T16">-d '</text:span></text:span><text:span text:style-name="Source_20_Text"><text:span text:style-name="T2"> ' </text:span></text:span><text:span text:style-name="Source_20_Text"><text:span text:style-name="T18">-f4</text:span></text:span></text:p>
      <text:p text:style-name="P1"><text:span text:style-name="Source_20_Text"><text:span text:style-name="T2">línea</text:span></text:span></text:p>
      <text:p text:style-name="P3">En el caso que en vez de mostrar un campo o palabra queremos mostrar varios campos o palabras lo podemos realizar del siguiente modo. Si queremos mostrar las 3 primeras palabras usaremos la opción <text:span text:style-name="Source_20_Text"><text:span text:style-name="T17">-f1-3</text:span></text:span></text:p>
      <text:p text:style-name="Preformatted_20_Text"><text:span text:style-name="Source_20_Text"><text:span text:style-name="T11">$</text:span></text:span><text:span text:style-name="Source_20_Text"><text:span text:style-name="T2"> echo </text:span></text:span><text:span text:style-name="Source_20_Text"><text:span text:style-name="T7">"estoy escribiendo una línea"</text:span></text:span><text:span text:style-name="Source_20_Text"><text:span text:style-name="T2"> | cut </text:span></text:span><text:span text:style-name="Source_20_Text"><text:span text:style-name="T16">-d ' '</text:span></text:span><text:span text:style-name="Source_20_Text"><text:span text:style-name="T2"> </text:span></text:span><text:span text:style-name="Source_20_Text"><text:span text:style-name="T18">-f1-3</text:span></text:span></text:p>
      <text:p text:style-name="P1"><text:span text:style-name="Source_20_Text"><text:span text:style-name="T2">estoy escribiendo una</text:span></text:span></text:p>
      <text:p text:style-name="P3">Y si queremos mostrar todos los campos que no sean ni el 1, ni el 2 ni el 3 usaremos el comando que acabamos de ejecutar usando la opción <text:span text:style-name="Source_20_Text"><text:span text:style-name="T12">--complement</text:span></text:span></text:p>
      <text:p text:style-name="Preformatted_20_Text"><text:span text:style-name="Source_20_Text"><text:span text:style-name="T11">$</text:span></text:span><text:span text:style-name="Source_20_Text"><text:span text:style-name="T2"> echo </text:span></text:span><text:span text:style-name="Source_20_Text"><text:span text:style-name="T7">"estoy escribiendo una línea"</text:span></text:span><text:span text:style-name="Source_20_Text"><text:span text:style-name="T2"> | cut </text:span></text:span><text:span text:style-name="Source_20_Text"><text:span text:style-name="T16">-d ' '</text:span></text:span><text:span text:style-name="Source_20_Text"><text:span text:style-name="T2"> </text:span></text:span><text:span text:style-name="Source_20_Text"><text:span text:style-name="T18">-f1-3</text:span></text:span><text:span text:style-name="Source_20_Text"><text:span text:style-name="T2"> </text:span></text:span><text:span text:style-name="Source_20_Text"><text:span text:style-name="T13">--complement</text:span></text:span></text:p>
      <text:p text:style-name="P1"><text:span text:style-name="Source_20_Text"><text:span text:style-name="T7">línea</text:span></text:span></text:p>
      <text:p text:style-name="P3">Ahora imaginemos que la salida del comando <text:span text:style-name="Source_20_Text"><text:span text:style-name="T1">cat /etc/passwd</text:span></text:span> es la siguiente:</text:p>
      <text:p text:style-name="Preformatted_20_Text"><text:span text:style-name="Source_20_Text"><text:span text:style-name="T11">$</text:span></text:span><text:span text:style-name="Source_20_Text"><text:span text:style-name="T2"> cat /etc/passwd</text:span></text:span></text:p>
      <text:p text:style-name="Preformatted_20_Text"><text:span text:style-name="Source_20_Text"><text:span text:style-name="T7">root:x:0:0:root:/root:/bin/bash</text:span></text:span></text:p>
      <text:p text:style-name="Preformatted_20_Text"><text:span text:style-name="Source_20_Text"><text:span text:style-name="T7">daemon:x:1:1:daemon:/usr/sbin:/usr/sbin/nologin</text:span></text:span></text:p>
      <text:p text:style-name="Preformatted_20_Text"><text:span text:style-name="Source_20_Text"><text:span text:style-name="T7">bin:x:2:2:bin:/bin:/usr/sbin/nologin</text:span></text:span></text:p>
      <text:p text:style-name="Preformatted_20_Text"><text:span text:style-name="Source_20_Text"><text:span text:style-name="T7">sys:x:3:3:sys:/dev:/usr/sbin/nologin</text:span></text:span></text:p>
      <text:p text:style-name="P1"><text:span text:style-name="Source_20_Text"><text:span text:style-name="T7">...</text:span></text:span></text:p>
      <text:p text:style-name="P3">Si únicamente queremos mostrar los usuarios podemos fijar que el delimitador sea <text:span text:style-name="Source_20_Text"><text:span text:style-name="T15">:</text:span></text:span> y a posteriori definir que se muestre el primer campo. Para hacer lo que acabo de mencionar podemos usar el siguiente comando:</text:p>
      <text:p text:style-name="Preformatted_20_Text"><text:span text:style-name="Source_20_Text"><text:span text:style-name="T11">$</text:span></text:span><text:span text:style-name="Source_20_Text"><text:span text:style-name="T2"> cut </text:span></text:span><text:span text:style-name="Source_20_Text"><text:span text:style-name="T16">-d ':'</text:span></text:span><text:span text:style-name="Source_20_Text"><text:span text:style-name="T2"> </text:span></text:span><text:span text:style-name="Source_20_Text"><text:span text:style-name="T18">-f1</text:span></text:span><text:span text:style-name="Source_20_Text"><text:span text:style-name="T2"> /etc/passwd</text:span></text:span></text:p>
      <text:p text:style-name="Preformatted_20_Text"><text:span text:style-name="Source_20_Text"><text:span text:style-name="T7">root</text:span></text:span></text:p>
      <text:p text:style-name="Preformatted_20_Text"><text:span text:style-name="Source_20_Text"><text:span text:style-name="T7">daemon</text:span></text:span></text:p>
      <text:p text:style-name="Preformatted_20_Text"><text:soft-page-break/><text:span text:style-name="Source_20_Text"><text:span text:style-name="T7">bin</text:span></text:span></text:p>
      <text:p text:style-name="Preformatted_20_Text"><text:span text:style-name="Source_20_Text"><text:span text:style-name="T7">sys</text:span></text:span></text:p>
      <text:p text:style-name="P1"><text:span text:style-name="Source_20_Text"><text:span text:style-name="T7">...</text:span></text:span></text:p>
      <text:p text:style-name="P3"><text:span text:style-name="Strong_20_Emphasis">Nota:</text:span> Un comando alternativo al que acabamos de usar seria <text:span text:style-name="Source_20_Text"><text:span text:style-name="T1">cat /etc/passwd | cut</text:span></text:span><text:span text:style-name="Source_20_Text"> </text:span><text:span text:style-name="Source_20_Text"><text:span text:style-name="T15">-d ':'</text:span></text:span><text:span text:style-name="Source_20_Text"> </text:span><text:span text:style-name="Source_20_Text"><text:span text:style-name="T17">-f1</text:span></text:span></text:p>
      <text:h text:style-name="Heading_20_3" text:outline-level="3">Cambiar el delimitador de salida con la utilidad cut</text:h>
      <text:p text:style-name="P3">Cuando usamos cut fijando un delimitador y seleccionando los campos a imprimir vemos que el delimitador de salida es el mismo que el delimitador de entrada. Un ejemplo de lo que acabo de citar es el siguiente:</text:p>
      <text:p text:style-name="Preformatted_20_Text"><text:span text:style-name="Source_20_Text"><text:span text:style-name="T11">$</text:span></text:span><text:span text:style-name="Source_20_Text"><text:span text:style-name="T2"> echo </text:span></text:span><text:span text:style-name="Source_20_Text"><text:span text:style-name="T7">"estoy escribiendo una línea"</text:span></text:span><text:span text:style-name="Source_20_Text"><text:span text:style-name="T2"> | cut </text:span></text:span><text:span text:style-name="Source_20_Text"><text:span text:style-name="T16">-d ' '</text:span></text:span><text:span text:style-name="Source_20_Text"><text:span text:style-name="T2"> </text:span></text:span><text:span text:style-name="Source_20_Text"><text:span text:style-name="T18">-f1-3</text:span></text:span></text:p>
      <text:p text:style-name="P1"><text:span text:style-name="Source_20_Text"><text:span text:style-name="T7">estoy escribiendo una</text:span></text:span></text:p>
      <text:p text:style-name="P3">Pero si queremos podemos modificar el delimitador de salida por el que nosotros queramos. De este modo si queremos reemplazar el espacio por un guion lo haremos mediante la opción <text:span text:style-name="Source_20_Text"><text:span text:style-name="T19">--output-delimiter='-'</text:span></text:span>. A continuación tienen un ejemplo:</text:p>
      <text:p text:style-name="Preformatted_20_Text"><text:span text:style-name="Source_20_Text"><text:span text:style-name="T11">$</text:span></text:span><text:span text:style-name="Source_20_Text"><text:span text:style-name="T2"> echo </text:span></text:span><text:span text:style-name="Source_20_Text"><text:span text:style-name="T7">"estoy escribiendo una línea"</text:span></text:span><text:span text:style-name="Source_20_Text"><text:span text:style-name="T2"> | cut </text:span></text:span><text:span text:style-name="Source_20_Text"><text:span text:style-name="T16">-d ' '</text:span></text:span><text:span text:style-name="Source_20_Text"><text:span text:style-name="T2"> </text:span></text:span><text:span text:style-name="Source_20_Text"><text:span text:style-name="T18">-f1-3</text:span></text:span><text:span text:style-name="Source_20_Text"><text:span text:style-name="T2"> </text:span></text:span><text:span text:style-name="Source_20_Text"><text:span text:style-name="T20">--output-delimiter='-'</text:span></text:span></text:p>
      <text:p text:style-name="P1"><text:span text:style-name="Source_20_Text"><text:span text:style-name="T7">estoy-escribiendo-una</text:span></text:span></text:p>
      <text:h text:style-name="Heading_20_3" text:outline-level="3">Despreciar las líneas que no tienen ningún delimitador</text:h>
      <text:p text:style-name="P3">En los recientes ejemplos que acabamos de ver hemos visto como trabajar con delimitadores. Puede que existan casos en que sea interesante despreciar las líneas que no tienen ningún delimitador. Para ello podemos usar la opción <text:span text:style-name="Source_20_Text"><text:span text:style-name="T21">-s</text:span></text:span> del siguiente modo. Imaginemos que tenemos un archivo con el nombre <text:span text:style-name="Source_20_Text"><text:span text:style-name="T3">test.txt</text:span></text:span> con el siguiente contenido:</text:p>
      <text:p text:style-name="Preformatted_20_Text"><text:span text:style-name="Source_20_Text"><text:span text:style-name="T7">la utilidad cut</text:span></text:span></text:p>
      <text:p text:style-name="Preformatted_20_Text"><text:span text:style-name="Source_20_Text"><text:span text:style-name="T7">es fácil de usar y es útil</text:span></text:span></text:p>
      <text:p text:style-name="P1"><text:span text:style-name="Source_20_Text"><text:span text:style-name="T7">final</text:span></text:span></text:p>
      <text:p text:style-name="P3">Si queremos fijar el espacio como delimitador y mostrar los campos 1, 2 y 3 lo haremos del siguiente modo:</text:p>
      <text:p text:style-name="Preformatted_20_Text"><text:span text:style-name="Source_20_Text"><text:span text:style-name="T11">$</text:span></text:span><text:span text:style-name="Source_20_Text"><text:span text:style-name="T2"> cut </text:span></text:span><text:span text:style-name="Source_20_Text"><text:span text:style-name="T16">-d ' '</text:span></text:span><text:span text:style-name="Source_20_Text"><text:span text:style-name="T2"> </text:span></text:span><text:span text:style-name="Source_20_Text"><text:span text:style-name="T18">-f1-3</text:span></text:span><text:span text:style-name="Source_20_Text"><text:span text:style-name="T2"> </text:span></text:span><text:span text:style-name="Source_20_Text"><text:span text:style-name="T4">test.txt</text:span></text:span><text:span text:style-name="Source_20_Text"><text:span text:style-name="T8"> </text:span></text:span></text:p>
      <text:p text:style-name="Preformatted_20_Text"><text:span text:style-name="Source_20_Text"><text:span text:style-name="T7">la utilidad cut</text:span></text:span></text:p>
      <text:p text:style-name="Preformatted_20_Text"><text:span text:style-name="Source_20_Text"><text:span text:style-name="T7">es fácil de</text:span></text:span></text:p>
      <text:p text:style-name="P1"><text:span text:style-name="Source_20_Text"><text:span text:style-name="T7">final</text:span></text:span></text:p>
      <text:p text:style-name="P3">El resultado obtenido es correcto, pero si además queremos que la salida excluya todas y cada una de las líneas que no tenga el delimitador espacio lo haremos con la opción <text:span text:style-name="Source_20_Text"><text:span text:style-name="T21">-s</text:span></text:span> del siguiente modo:</text:p>
      <text:p text:style-name="Preformatted_20_Text"><text:span text:style-name="Source_20_Text"><text:span text:style-name="T11">joan@gk55:~$</text:span></text:span><text:span text:style-name="Source_20_Text"><text:span text:style-name="T2"> cut </text:span></text:span><text:span text:style-name="Source_20_Text"><text:span text:style-name="T22">-s</text:span></text:span><text:span text:style-name="Source_20_Text"><text:span text:style-name="T2"> </text:span></text:span><text:span text:style-name="Source_20_Text"><text:span text:style-name="T16">-d ' '</text:span></text:span><text:span text:style-name="Source_20_Text"><text:span text:style-name="T2"> </text:span></text:span><text:span text:style-name="Source_20_Text"><text:span text:style-name="T18">-f1-3</text:span></text:span><text:span text:style-name="Source_20_Text"><text:span text:style-name="T2"> </text:span></text:span><text:span text:style-name="Source_20_Text"><text:span text:style-name="T4">test.txt</text:span></text:span><text:span text:style-name="Source_20_Text"><text:span text:style-name="T8"> </text:span></text:span></text:p>
      <text:p text:style-name="Preformatted_20_Text"><text:span text:style-name="Source_20_Text"><text:span text:style-name="T7">la utilidad cut</text:span></text:span></text:p>
      <text:p text:style-name="P1"><text:span text:style-name="Source_20_Text"><text:span text:style-name="T7">es fácil de</text:span></text:span></text:p>
      <text:h text:style-name="Heading_20_3" text:outline-level="3">Mostrar los Byte que nos interesen en una línea de texto o en un conjunto de líneas</text:h>
      <text:p text:style-name="P3"><text:span text:style-name="Strong_20_Emphasis">Nota:</text:span> Antes de leer el apartado es importante remarcar que un carácter ocupa un byte. Un espacio, una tabulación o un retroceso también representan un byte. Por lo tanto con la opción de separar por bytes también podemos extraer u obtener los caracteres que nos interesen.</text:p>
      <text:p text:style-name="P3"><text:soft-page-break/>Imaginemos que tenemos un fichero de texto con el nombre <text:span text:style-name="Source_20_Text"><text:span text:style-name="T3">blog.txt</text:span></text:span> que tiene el siguiente contenido:</text:p>
      <text:p text:style-name="Preformatted_20_Text"><text:span text:style-name="Source_20_Text"><text:span text:style-name="T7">El blog explica</text:span></text:span></text:p>
      <text:p text:style-name="P1"><text:span text:style-name="Source_20_Text"><text:span text:style-name="T7">el uso de cut con ejemplos</text:span></text:span></text:p>
      <text:p text:style-name="P3">Si únicamente queremos mostrar el segundo Byte de cada una de las líneas lo haremos con la opción <text:span text:style-name="Source_20_Text"><text:span text:style-name="T9">-b 2</text:span></text:span>.</text:p>
      <text:p text:style-name="P2"><text:span text:style-name="Source_20_Text"><text:span text:style-name="T11">$</text:span></text:span><text:span text:style-name="Source_20_Text"><text:span text:style-name="T8"> cut </text:span></text:span><text:span text:style-name="Source_20_Text"><text:span text:style-name="T10">-b 2</text:span></text:span><text:span text:style-name="Source_20_Text"><text:span text:style-name="T8"> </text:span></text:span><text:span text:style-name="Source_20_Text"><text:span text:style-name="T4">blog.txt</text:span></text:span></text:p>
      <text:p text:style-name="Preformatted_20_Text"><text:span text:style-name="Source_20_Text"><text:span text:style-name="T7">b</text:span></text:span></text:p>
      <text:p text:style-name="P1"><text:span text:style-name="Source_20_Text"><text:span text:style-name="T7">u</text:span></text:span></text:p>
      <text:p text:style-name="P3">Si queremos mostrar los bytes <text:span text:style-name="T9">1</text:span> y <text:span text:style-name="T9">2</text:span> lo podemos hacer del siguiente modo:</text:p>
      <text:p text:style-name="P2"><text:span text:style-name="Source_20_Text"><text:span text:style-name="T11">$</text:span></text:span><text:span text:style-name="Source_20_Text"><text:span text:style-name="T8"> cut </text:span></text:span><text:span text:style-name="Source_20_Text"><text:span text:style-name="T10">-b 1,2</text:span></text:span><text:span text:style-name="Source_20_Text"><text:span text:style-name="T8"> </text:span></text:span><text:span text:style-name="Source_20_Text"><text:span text:style-name="T4">blog.txt</text:span></text:span></text:p>
      <text:p text:style-name="Preformatted_20_Text"><text:span text:style-name="Source_20_Text"><text:span text:style-name="T7">El</text:span></text:span></text:p>
      <text:p text:style-name="P1"><text:span text:style-name="Source_20_Text"><text:span text:style-name="T7">el</text:span></text:span></text:p>
      <text:p text:style-name="P3">Si ahora queremos mostrar los Bytes del <text:span text:style-name="T9">1</text:span> al <text:span text:style-name="T9">4</text:span>:</text:p>
      <text:p text:style-name="P2"><text:span text:style-name="Source_20_Text"><text:span text:style-name="T11">$</text:span></text:span><text:span text:style-name="Source_20_Text"><text:span text:style-name="T8"> cut </text:span></text:span><text:span text:style-name="Source_20_Text"><text:span text:style-name="T10">-b 1-4</text:span></text:span><text:span text:style-name="Source_20_Text"><text:span text:style-name="T8"> </text:span></text:span><text:span text:style-name="Source_20_Text"><text:span text:style-name="T4">blog.txt</text:span></text:span></text:p>
      <text:p text:style-name="Preformatted_20_Text"><text:span text:style-name="Source_20_Text"><text:span text:style-name="T7">El b</text:span></text:span></text:p>
      <text:p text:style-name="P1"><text:span text:style-name="Source_20_Text"><text:span text:style-name="T7">el u</text:span></text:span></text:p>
      <text:p text:style-name="P3">si finalmente queremos mostrar los Byte <text:span text:style-name="T9">1</text:span>,<text:span text:style-name="T9">2</text:span>,<text:span text:style-name="T9">3</text:span> y el <text:span text:style-name="T9">5</text:span>,<text:span text:style-name="T9">6</text:span>,<text:span text:style-name="T9">7</text:span> y <text:span text:style-name="T9">8</text:span> de cada una de las líneas de un fichero de texto:</text:p>
      <text:p text:style-name="P2"><text:span text:style-name="Source_20_Text"><text:span text:style-name="T11">$</text:span></text:span><text:span text:style-name="Source_20_Text"><text:span text:style-name="T8"> cut </text:span></text:span><text:span text:style-name="Source_20_Text"><text:span text:style-name="T10">-b 1-3,5-8</text:span></text:span><text:span text:style-name="Source_20_Text"><text:span text:style-name="T8"> </text:span></text:span><text:span text:style-name="Source_20_Text"><text:span text:style-name="T4">blog.txt</text:span></text:span></text:p>
      <text:p text:style-name="Preformatted_20_Text"><text:span text:style-name="Source_20_Text"><text:span text:style-name="T7">El log</text:span></text:span></text:p>
      <text:p text:style-name="P1"><text:span text:style-name="Source_20_Text"><text:span text:style-name="T7">ek so d</text:span></text:span></text:p>
      <text:p text:style-name="P3">Cut también ofrece la posibilidad de seleccionar un byte inicial y seleccionar el resto de bytes hasta el final. Por ejemplo para seleccionar el texto a partir del byte 4 hasta el final usaremos la opción <text:span text:style-name="Source_20_Text"><text:span text:style-name="T9">-b 4-</text:span></text:span> del siguiente modo:</text:p>
      <text:p text:style-name="Preformatted_20_Text"><text:span text:style-name="Source_20_Text"><text:span text:style-name="T11">$</text:span></text:span><text:span text:style-name="Source_20_Text"><text:span text:style-name="T2"> cut </text:span></text:span><text:span text:style-name="Source_20_Text"><text:span text:style-name="T10">-b 4-</text:span></text:span><text:span text:style-name="Source_20_Text"><text:span text:style-name="T2"> </text:span></text:span><text:span text:style-name="Source_20_Text"><text:span text:style-name="T4">blog.txt</text:span></text:span><text:span text:style-name="Source_20_Text"><text:span text:style-name="T8"> </text:span></text:span></text:p>
      <text:p text:style-name="Preformatted_20_Text"><text:span text:style-name="Source_20_Text"><text:span text:style-name="T7">blog explica</text:span></text:span></text:p>
      <text:p text:style-name="P1"><text:span text:style-name="Source_20_Text"><text:span text:style-name="T7">uso de cut con ejemplos</text:span></text:span></text:p>
      <text:p text:style-name="P3"><text:span text:style-name="Strong_20_Emphasis">Nota:</text:span> El comando que acabamos de ver es equivalente a realizar <text:span text:style-name="Source_20_Text"><text:span text:style-name="T1">cut </text:span></text:span><text:span text:style-name="Source_20_Text"><text:span text:style-name="T9">-b 4-26</text:span></text:span><text:span text:style-name="Source_20_Text"><text:span text:style-name="T1"> </text:span></text:span><text:span text:style-name="Source_20_Text"><text:span text:style-name="T3">blog.txt</text:span></text:span></text:p>
      <text:p text:style-name="P3">O también permite seleccionar un byte inicial y seleccionar el resto de bytes hasta el inicio de la frase o fichero. Por lo tanto para mostrar del <text:span text:style-name="T9">4</text:span> byte al inicio de la frase lo haremos del siguiente modo:</text:p>
      <text:p text:style-name="P2"><text:span text:style-name="Source_20_Text"><text:span text:style-name="T11">$</text:span></text:span><text:span text:style-name="Source_20_Text"><text:span text:style-name="T8"> cut </text:span></text:span><text:span text:style-name="Source_20_Text"><text:span text:style-name="T10">-b -4</text:span></text:span><text:span text:style-name="Source_20_Text"><text:span text:style-name="T8"> </text:span></text:span><text:span text:style-name="Source_20_Text"><text:span text:style-name="T4">blog.txt</text:span></text:span></text:p>
      <text:p text:style-name="Preformatted_20_Text"><text:span text:style-name="Source_20_Text"><text:span text:style-name="T7">El b</text:span></text:span></text:p>
      <text:p text:style-name="P1"><text:span text:style-name="Source_20_Text"><text:span text:style-name="T7">el u</text:span></text:span></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6T18:12:28.965157906</meta:creation-date>
    <dc:date>2022-11-06T19:00:36.264438354</dc:date>
    <meta:editing-duration>PT11M44S</meta:editing-duration>
    <meta:editing-cycles>1</meta:editing-cycles>
    <meta:document-statistic meta:table-count="0" meta:image-count="0" meta:object-count="0" meta:page-count="5" meta:paragraph-count="139" meta:word-count="1510" meta:character-count="8278" meta:non-whitespace-character-count="6910"/>
    <meta:generator>LibreOffice/7.3.6.2$Linux_X86_64 LibreOffice_project/30$Build-2</meta:generator>
  </office:meta>
</office:document-meta>
</file>